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Source Sans Pro" svg:font-family="'Source Sans Pro', sans-serif"/>
    <style:font-face style:name="var secondary-font" svg:font-family="'var secondary-font'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2">
      <style:paragraph-properties fo:margin-left="0cm" fo:margin-right="0cm" fo:margin-top="0cm" fo:margin-bottom="0.635cm" loext:contextual-spacing="false" fo:line-height="110%" fo:orphans="2" fo:widows="2" fo:text-indent="0cm" style:auto-text-indent="false"/>
      <style:text-properties fo:font-variant="normal" fo:text-transform="none" fo:color="#333333" style:font-name="var secondary-font" fo:font-size="16.5pt" fo:letter-spacing="normal" fo:font-style="normal" fo:font-weight="bold" loext:padding="0cm" loext:border="none"/>
    </style:style>
    <style:style style:name="P2" style:family="paragraph" style:parent-style-name="Standard">
      <style:text-properties officeooo:rsid="001c94e4" officeooo:paragraph-rsid="001c94e4"/>
    </style:style>
    <style:style style:name="P3" style:family="paragraph" style:parent-style-name="Standard">
      <style:text-properties fo:font-variant="normal" fo:text-transform="none" style:font-name="Source Sans Pro" fo:font-size="16.5pt" fo:letter-spacing="normal" fo:font-style="normal" fo:font-weight="normal" officeooo:rsid="001c94e4" officeooo:paragraph-rsid="001c94e4"/>
    </style:style>
    <style:style style:name="P4" style:family="paragraph" style:parent-style-name="Standard">
      <style:text-properties fo:font-variant="normal" fo:text-transform="none" fo:color="#333333" style:font-name="Source Sans Pro" fo:font-size="16.5pt" fo:letter-spacing="normal" fo:font-style="normal" fo:font-weight="bold" officeooo:rsid="001c94e4" officeooo:paragraph-rsid="001c94e4"/>
    </style:style>
    <style:style style:name="P5" style:family="paragraph" style:parent-style-name="Standard">
      <style:paragraph-properties fo:margin-left="0.794cm" fo:margin-right="0cm" fo:margin-top="0cm" fo:margin-bottom="0.212cm" loext:contextual-spacing="false" style:line-height-at-least="0.873cm" fo:orphans="2" fo:widows="2" fo:text-indent="0cm" style:auto-text-indent="false" fo:padding="0cm" fo:border="none"/>
      <style:text-properties fo:font-variant="normal" fo:text-transform="none" fo:color="#333333" style:font-name="Source Sans Pro" fo:font-size="16.5pt" fo:letter-spacing="normal" fo:font-style="normal" fo:font-weight="bold" officeooo:rsid="001c94e4" officeooo:paragraph-rsid="001c94e4" loext:padding="0cm" loext:border="none"/>
    </style:style>
    <style:style style:name="P6" style:family="paragraph" style:parent-style-name="Text_20_body">
      <style:paragraph-properties fo:margin-left="0cm" fo:margin-right="0cm" fo:margin-top="0cm" fo:margin-bottom="0.132cm" loext:contextual-spacing="false" style:line-height-at-least="0.529cm" fo:orphans="2" fo:widows="2" fo:text-indent="0cm" style:auto-text-indent="false"/>
      <style:text-properties fo:font-variant="normal" fo:text-transform="none" fo:color="#333333" style:font-name="Source Sans Pro" fo:font-size="12pt" fo:letter-spacing="normal" fo:font-style="normal" fo:font-weight="normal" loext:padding="0cm" loext:border="none"/>
    </style:style>
    <style:style style:name="P7" style:family="paragraph" style:parent-style-name="Text_20_body">
      <style:paragraph-properties fo:margin-left="0cm" fo:margin-right="0cm" fo:margin-top="0cm" fo:margin-bottom="0.132cm" loext:contextual-spacing="false" style:line-height-at-least="0.529cm" fo:orphans="2" fo:widows="2" fo:text-indent="0cm" style:auto-text-indent="false"/>
      <style:text-properties fo:font-variant="normal" fo:text-transform="none" fo:color="#333333" style:font-name="Source Sans Pro" fo:font-size="12pt" fo:letter-spacing="normal" fo:font-style="normal" fo:font-weight="bold" loext:padding="0cm" loext:border="none"/>
    </style:style>
    <style:style style:name="P8" style:family="paragraph" style:parent-style-name="Text_20_body">
      <style:paragraph-properties fo:margin-left="0cm" fo:margin-right="0cm" fo:margin-top="0cm" fo:margin-bottom="0.265cm" loext:contextual-spacing="false" fo:orphans="2" fo:widows="2" fo:text-indent="0cm" style:auto-text-indent="false"/>
      <style:text-properties fo:font-variant="normal" fo:text-transform="none" fo:color="#333333" style:font-name="Source Sans Pro" fo:font-size="16.5pt" fo:letter-spacing="normal" fo:font-style="normal" fo:font-weight="bold"/>
    </style:style>
    <style:style style:name="P9" style:family="paragraph" style:parent-style-name="Text_20_body">
      <style:paragraph-properties fo:margin-left="0cm" fo:margin-right="0cm" fo:margin-top="0cm" fo:margin-bottom="0.265cm" loext:contextual-spacing="false" fo:orphans="2" fo:widows="2" fo:text-indent="0cm" style:auto-text-indent="false"/>
      <style:text-properties fo:font-variant="normal" fo:text-transform="none" fo:color="#333333" style:font-name="Source Sans Pro" fo:font-size="16.5pt" fo:letter-spacing="normal" fo:font-style="normal" fo:font-weight="bold" officeooo:rsid="001c94e4" officeooo:paragraph-rsid="001c94e4"/>
    </style:style>
    <style:style style:name="P10" style:family="paragraph" style:parent-style-name="Text_20_body" style:list-style-name="L1">
      <style:paragraph-properties fo:margin-left="0.794cm" fo:margin-right="0cm" fo:margin-top="0cm" fo:margin-bottom="0.212cm" loext:contextual-spacing="false" style:line-height-at-least="0.873cm" fo:orphans="2" fo:widows="2" fo:text-indent="0cm" style:auto-text-indent="false" fo:padding="0cm" fo:border="none"/>
      <style:text-properties fo:font-variant="normal" fo:text-transform="none" fo:color="#333333" fo:letter-spacing="normal" loext:padding="0cm" loext:border="none"/>
    </style:style>
    <style:style style:name="P11" style:family="paragraph" style:parent-style-name="Text_20_body" style:list-style-name="L2">
      <style:paragraph-properties fo:margin-left="0.794cm" fo:margin-right="0cm" fo:margin-top="0cm" fo:margin-bottom="0.212cm" loext:contextual-spacing="false" style:line-height-at-least="0.873cm" fo:orphans="2" fo:widows="2" fo:text-indent="0cm" style:auto-text-indent="false" fo:padding="0cm" fo:border="none"/>
      <style:text-properties fo:font-variant="normal" fo:text-transform="none" fo:color="#333333" fo:letter-spacing="normal" loext:padding="0cm" loext:border="none"/>
    </style:style>
    <style:style style:name="P12" style:family="paragraph" style:parent-style-name="Text_20_body">
      <style:paragraph-properties fo:margin-left="0.794cm" fo:margin-right="0cm" fo:margin-top="0cm" fo:margin-bottom="0.212cm" loext:contextual-spacing="false" style:line-height-at-least="0.873cm" fo:orphans="2" fo:widows="2" fo:text-indent="0cm" style:auto-text-indent="false" fo:padding="0cm" fo:border="none"/>
      <style:text-properties fo:font-variant="normal" fo:text-transform="none" fo:color="#333333" fo:letter-spacing="normal" officeooo:rsid="001c94e4" officeooo:paragraph-rsid="001c94e4" loext:padding="0cm" loext:border="none"/>
    </style:style>
    <style:style style:name="P13" style:family="paragraph" style:parent-style-name="Text_20_body" style:list-style-name="L2">
      <style:paragraph-properties fo:margin-left="0.794cm" fo:margin-right="0cm" fo:margin-top="0cm" fo:margin-bottom="0.212cm" loext:contextual-spacing="false" style:line-height-at-least="0.873cm" fo:orphans="2" fo:widows="2" fo:text-indent="0cm" style:auto-text-indent="false" fo:padding="0cm" fo:border="none"/>
      <style:text-properties fo:font-variant="normal" fo:text-transform="none" fo:color="#333333" style:font-name="Source Sans Pro" fo:font-size="12pt" fo:letter-spacing="normal" fo:font-style="normal" fo:font-weight="normal" loext:padding="0cm" loext:border="none"/>
    </style:style>
    <style:style style:name="P14" style:family="paragraph" style:parent-style-name="Text_20_body">
      <style:paragraph-properties fo:margin-top="0cm" fo:margin-bottom="1.058cm" loext:contextual-spacing="false" fo:orphans="2" fo:widows="2"/>
    </style:style>
    <style:style style:name="T1" style:family="text">
      <style:text-properties style:font-name="Source Sans Pro" fo:font-size="12pt" fo:font-style="normal" fo:font-weight="normal"/>
    </style:style>
    <style:style style:name="T2" style:family="text">
      <style:text-properties fo:font-size="12pt" fo:font-weight="normal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lase7:</text:p>
      <text:p text:style-name="P3">User story mapping y release plan - HTML</text:p>
      <text:h text:style-name="P1" text:outline-level="2">Introducción a user story mapping y release plan</text:h>
      <text:p text:style-name="P6">Al planificar la construcción de nuestro producto, existen diferentes técnicas y herramientas que nos ayudan a visualizar y organizar las tareas, los tiempos y establecer las expectativas adecuadas, compartidas por todos los involucrados en el proyecto.</text:p>
      <text:p text:style-name="P14"/>
      <text:p text:style-name="P6">Luego de recorrer el contenido de este átomo podrás:</text:p>
      <text:list xml:id="list3279210471" text:style-name="L1">
        <text:list-item>
          <text:p text:style-name="P10"> <text:span text:style-name="T1">Realizar un user story mapping que te permita identificar las funcionalidades de tu producto, las tareas necesarias para construirlo y las diferentes versiones en la que evolucionará el software en el tiempo.</text:span></text:p>
        </text:list-item>
        <text:list-item>
          <text:p text:style-name="P10"> <text:span text:style-name="T1">Comunicar de manera visual, fácil y efectiva a los interesados en el proyecto cómo se planifica la construcción del software para establecer las expectativas de manera acorde.</text:span></text:p>
        </text:list-item>
      </text:list>
      <text:p text:style-name="P12"><text:span text:style-name="T1">Video:</text:span></text:p>
      <text:p text:style-name="P12"><text:span text:style-name="T1">PORQ, PARA Q ESTAMOS CONSTRUYENDO ESTO, que valores aportara a la sociedad y cuando, cuales son las actividades escenciales que el usuario puede realizar con el sistema, cuantas versiones podemos visualizar a futuro y asi sucesivamente</text:span></text:p>
      <text:p text:style-name="P5"><text:span text:style-name="T2">User story map:Se enfoca en el recorrido de los usarios</text:span></text:p>
      <text:p text:style-name="P5"><text:span text:style-name="T1"><text:s/></text:span><text:span text:style-name="T2">Mapa de historias de usuarios: mapa de historias completo, para facilitar la priorizacion, se utiliza en la etapa de DESCUBRIMIENTO DE PRODUCTO, <text:s/>cuando ya se conoce la necesidad del cliente y el producto que se quiere desarrollar. Se definen funcionalidades, características o servicios que tiene que cumplir el producto para lograr cumplir con los objetivos del usuario. Se hace con una grilla ordenanda por tiempo y necesidad. Es util para identificar cual será el MVP</text:span></text:p>
      <text:p text:style-name="P4">User story mapping y release plan - HTML2</text:p>
      <text:h text:style-name="P1" text:outline-level="2">¿Qué obtenemos a partir del user story map?</text:h>
      <text:p text:style-name="P7">Al realizar el user story map conseguimos:</text:p>
      <text:list xml:id="list3928458111" text:style-name="L2">
        <text:list-item>
          <text:p text:style-name="P11"><text:soft-page-break/> <text:span text:style-name="T1">Claridad de scope y features (alcance y funcionalidades): ver de forma global todos los componentes que pretendemos construir.</text:span></text:p>
        </text:list-item>
        <text:list-item>
          <text:p text:style-name="P11"> <text:span text:style-name="T1">Priorizar componentes por valor de negocio: cuanto más arriba la historia significa que es más prioritaria, que primero se va a lanzar.</text:span></text:p>
        </text:list-item>
        <text:list-item>
          <text:p text:style-name="P11"> <text:span text:style-name="T1">Detectar dependencias entre componentes.</text:span></text:p>
        </text:list-item>
        <text:list-item>
          <text:p text:style-name="P13">Identificar entregas o releases: es una buena alternativa para un plan de proyecto o release plan.</text:p>
        </text:list-item>
        <text:list-item>
          <text:p text:style-name="P11"> <text:span text:style-name="T1">Ayudar a delimitar el alcance, es decir, lo que se va a construir y lo que se deja afuera.</text:span></text:p>
        </text:list-item>
      </text:list>
      <text:p text:style-name="P8">¿Qué es el release plan?</text:p>
      <text:p text:style-name="P9">Es un conjunto de historias de usuario agrupadas por versiones del usuarios.</text:p>
      <text:p text:style-name="P9">Con herramienta de story maping puedo ver cada uno de los realisis proyectados a futuro con las histories de los usuarios</text:p>
      <text:p text:style-name="P9">Puede modificarse los requerimioentos de furutos realises, se deben actualizar los requerimientios</text:p>
      <text:p text:style-name="P9">Sirve para reducir incertidumbre y riesgo pero no como restriccion para posibles cambios</text:p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Source Sans Pro" svg:font-family="'Source Sans Pro', sans-serif"/>
    <style:font-face style:name="var secondary-font" svg:font-family="'var secondary-font'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4-25T00:04:53.622000000</meta:creation-date>
    <dc:date>2021-04-25T00:15:20.347000000</dc:date>
    <meta:editing-duration>PT10M27S</meta:editing-duration>
    <meta:editing-cycles>1</meta:editing-cycles>
    <meta:document-statistic meta:table-count="0" meta:image-count="0" meta:object-count="0" meta:page-count="2" meta:paragraph-count="24" meta:word-count="415" meta:character-count="2586" meta:non-whitespace-character-count="2194"/>
    <meta:generator>LibreOffice/6.4.2.2$Windows_X86_64 LibreOffice_project/4e471d8c02c9c90f512f7f9ead8875b57fcb1ec3</meta:generator>
  </office:meta>
</office:document-meta>
</file>